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452C1AD961B6F1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2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sersaur intro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Hal9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₂-laser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ålen er infrarød og derfor usynlig</text:p>
              </text:list-item>
              <text:list-item>
                <text:p>Derfor kan man uden problemer skære i gennemsigtige materialer</text:p>
              </text:list-item>
              <text:list-item>
                <text:p>Til gengæld kan man ikke så let se hvor man skærer, derfor er der også en rød „aiming laser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skær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æ: Krydsfinér, MDF, kork, osv. „Naturtræ“ har knaster osv. og giver ikke et særlig godt resultat</text:p>
              </text:list-item>
              <text:list-item>
                <text:p>Plast: Acryl, POM (Delrin, Acetal), kapton-tape, mylar, transparenter – <text:span text:style-name="T2">aldrig PVC!</text:span></text:p>
              </text:list-item>
              <text:list-item>
                <text:p><text:span text:style-name="T3">Andet: Stof, læder, silicone, papir, pap, kart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<text:span text:style-name="T2">ikke</text:span><text:span text:style-name="T3"> skære</text:span>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VC: Danner hydrogenchlorid, som er giftigt og ødelægger lasercutteren</text:span></text:p>
              </text:list-item>
              <text:list-item>
                <text:p><text:span text:style-name="T3">Metal: Effekten er ikke stor nok, og reflektioner kan skade lasercutteren</text:span></text:p>
              </text:list-item>
              <text:list-item>
                <text:p><text:span text:style-name="T3">Nogle typer plast som polycarbonat, ABS, HDPE, „plastglas“ fra Biltema smelter bare</text:span></text:p>
              </text:list-item>
              <text:list-item>
                <text:p><text:span text:style-name="T3">Ekspanderet polystyren (flamingo) – bryder i bran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vad kan man grave</text:span>re?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lt der kan skæres kan også graveres, bare sæt effekten ned</text:span></text:p>
              </text:list-item>
              <text:list-item>
                <text:p><text:span text:style-name="T3">Elokseret aluminium (iPad osv)</text:span></text:p>
              </text:list-item>
              <text:list-item>
                <text:p><text:span text:style-name="T3">Glas (sørg for at rense det fine glaspulver godt af)</text:span></text:p>
              </text:list-item>
              <text:list-item>
                <text:p><text:span text:style-name="T3">Keramik, sten, granit, marmor</text:span></text:p>
              </text:list-item>
              <text:list-item>
                <text:p><text:span text:style-name="T3">Stål kan ikke graveres, men kan „markeres“ ved brug af en særlig pa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uskeliste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vis låget er åbent eller chilleren er slukket kan laseren ikke tænde, men man kan godt „skære“ alligevel</text:span></text:p>
              </text:list-item>
              <text:list-item>
                <text:p><text:span text:style-name="T3">Indstil fokus korrekt</text:span></text:p>
              </text:list-item>
              <text:list-item>
                <text:p><text:span text:style-name="T3">Vælg den rigtige effekt og hastighed – husk at man altid kan køre en gang mere</text:span></text:p>
              </text:list-item>
              <text:list-item>
                <text:p><text:span text:style-name="T3">Gå aldrig fra maskinen mens den skærer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ørste gang på en ny pc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ettings → Machine Profiles → vælg Lasersaur, klik </text:span><text:span text:style-name="T5">Apply</text:span></text:p>
              </text:list-item>
              <text:list-item>
                <text:p><text:span text:style-name="T3">Comms → Machine Connection</text:span></text:p>
                <text:list>
                  <text:list-item>
                    <text:p><text:span text:style-name="T3">Machine Connection: USB</text:span></text:p>
                  </text:list-item>
                  <text:list-item>
                    <text:p><text:span text:style-name="T3">USB/Serial Port: Vælg ttyS1, klik </text:span><text:span text:style-name="T5">Connect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orbered til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ent tegningen ind i LaserWeb</text:span></text:p>
              </text:list-item>
              <text:list-item>
                <text:p><text:span text:style-name="T3">Placér den rigtigt:</text:span></text:p>
              </text:list-item>
              <text:list-item>
                <text:p><text:span text:style-name="T3">Træk tegningen ned på „Drag document(s) here to add“</text:span></text:p>
              </text:list-item>
              <text:list-item>
                <text:p><text:span text:style-name="T3">Vælg </text:span><text:span text:style-name="T5">Laser Power</text:span><text:span text:style-name="T3"> og </text:span><text:span text:style-name="T5">Cut Rate</text:span></text:p>
              </text:list-item>
              <text:list-item>
                <text:p><text:span text:style-name="T6">Klik på </text:span><text:span text:style-name="T5">Generate</text:span></text:p>
              </text:list-item>
              <text:list-item>
                <text:p><text:span text:style-name="T6">Vælg </text:span><text:span text:style-name="T5">Control</text:span><text:span text:style-name="T6"> fanen, klik på „home“ hvis det ikke er gjort</text:span></text:p>
              </text:list-item>
              <text:list-item>
                <text:p><text:span text:style-name="T6">Klik på „check size“, check placering</text:span></text:p>
              </text:list-item>
              <text:list-item>
                <text:p><text:span text:style-name="T6">Klik på „run job“ (check at chiller er tændt)</text:span></text:p>
              </text:list-item>
            </text:list>
          </draw:text-box>
        </draw:frame>
        <draw:frame draw:style-name="gr2" draw:text-style-name="P6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Efter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luk chiller</text:span></text:p>
              </text:list-item>
              <text:list-item>
                <text:p><text:span text:style-name="T3">Home</text:span></text:p>
              </text:list-item>
              <text:list-item>
                <text:p><text:span text:style-name="T3">Støvsug</text:span></text:p>
              </text:list-item>
              <text:list-item>
                <text:p><text:span text:style-name="T6">Sluk lasercutteren</text:span></text:p>
              </text:list-item>
            </text:list>
          </draw:text-box>
        </draw:frame>
        <draw:frame draw:style-name="gr2" draw:text-style-name="P6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53:23.584323997</meta:creation-date>
    <meta:editing-duration>PT28M3S</meta:editing-duration>
    <meta:editing-cycles>7</meta:editing-cycles>
    <meta:generator>LibreOffice/7.2.4.1$Linux_X86_64 LibreOffice_project/20$Build-1</meta:generator>
    <dc:title>Vivid</dc:title>
    <dc:date>2022-01-04T21:35:30.034409478</dc:date>
    <meta:document-statistic meta:object-count="94"/>
  </office:meta>
</office:document-meta>
</file>